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nion Pro1" svg:font-family="'Minion Pr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50%"/>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6" style:family="paragraph" style:parent-style-name="Standard" style:master-page-name="Standard">
      <style:paragraph-properties fo:margin-left="0in" fo:margin-right="0in" fo:margin-top="0in" fo:margin-bottom="0in" loext:contextual-spacing="false" fo:line-height="150%"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in" fo:margin-right="0in" fo:margin-top="0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111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xt:span text:style-name="T1">AFFIDAVIT </text:span></text:p>
      <text:p text:style-name="P5"><text:span text:style-name="T2">I, Shinder Pal Singh, s/o Gurdev Singh, residing at House No. 853, Apex Colony, Moga, Punjab, do hereby solemnly affirm and declare as under: </text:span></text:p>
      <text:p text:style-name="P8"><text:span text:style-name="T2">1) That the facts stated in the complaint petition paras 1 to 10, in Shinder Pal Singh Vs. Shin Technologies Incorporated, being filed before the Hon’ble District Consumer Disputes Redressal Commission at Moga, Punjab are true to the best of my knowledge and based on the records maintained by me, which I believe to be true. </text:span></text:p>
      <text:p text:style-name="P1"/>
      <text:p text:style-name="P3"><text:span text:style-name="T3">DEPONENT</text:span></text:p>
      <text:p text:style-name="P1"/>
      <text:p text:style-name="P4"/>
      <text:p text:style-name="P7"><text:span text:style-name="T1">VERIFICATION </text:span></text:p>
      <text:p text:style-name="P5"><text:span text:style-name="T2">Verified at, on this _ day of ___</text:span></text:p>
      <text:p text:style-name="P1"/>
      <text:p text:style-name="P2"/>
      <text:p text:style-name="P3"><text:span text:style-name="T3">DEPONENT</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nion Pro1" svg:font-family="'Minion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Minion Pro" fo:font-family="'Minion Pro'" style:font-family-generic="roman" style:font-pitch="variable" fo:font-size="12pt" style:letter-kerning="false" style:font-size-asian="12pt" style:font-name-complex="Minion Pro1" style:font-family-complex="'Minion Pro'" style:font-family-generic-complex="system" style:font-pitch-complex="variable" style:font-size-complex="12pt"/>
    </style:style>
    <style:style style:name="Pa17" style:family="paragraph" style:parent-style-name="Default" style:next-style-name="Default" style:default-outline-level="">
      <style:paragraph-properties style:line-height-at-least="0.1465in"/>
      <style:text-properties style:use-window-font-color="true" style:font-name-complex="F" style:font-family-generic-complex="system" style:font-pitch-complex="variable"/>
    </style:style>
    <style:style style:name="Pa18" style:family="paragraph" style:parent-style-name="Default" style:next-style-name="Default" style:default-outline-level="">
      <style:paragraph-properties style:line-height-at-least="0.1465in"/>
      <style:text-properties style:use-window-font-color="true" style:font-name-complex="F" style:font-family-generic-complex="system" style:font-pitch-complex="variable"/>
    </style:style>
    <style:style style:name="Pa106" style:family="paragraph" style:parent-style-name="Default" style:next-style-name="Default" style:default-outline-level="">
      <style:paragraph-properties style:line-height-at-least="0.1465in"/>
      <style:text-properties style:use-window-font-color="true" style:font-name-complex="F" style:font-family-generic-complex="system" style:font-pitch-complex="variabl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8T07:21:00</meta:creation-date>
    <meta:initial-creator>Suraj Narasimhan</meta:initial-creator>
    <meta:document-statistic meta:table-count="0" meta:image-count="0" meta:object-count="0" meta:page-count="1" meta:paragraph-count="7" meta:word-count="92" meta:character-count="540" meta:non-whitespace-character-count="451"/>
    <meta:generator>LibreOfficeDev/6.0.5.2$Linux_X86_64 LibreOffice_project/</meta:generator>
  </office:meta>
</office:document-meta>
</file>